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652" officeooo:paragraph-rsid="000bc652"/>
    </style:style>
    <style:style style:name="P2" style:family="paragraph" style:parent-style-name="Standard">
      <style:text-properties officeooo:rsid="000bc652" officeooo:paragraph-rsid="000bc652"/>
    </style:style>
    <style:style style:name="P3" style:family="paragraph" style:parent-style-name="Standard">
      <style:text-properties officeooo:rsid="000cd736" officeooo:paragraph-rsid="000cd7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Notes </text:p>
      <text:p text:style-name="P1"/>
      <text:p text:style-name="P3">Expression vs statement :</text:p>
      <text:p text:style-name="P3">expression is piece of code that produces a value. Like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0:35:10.351234495</meta:creation-date>
    <meta:generator>LibreOffice/7.3.7.2$Linux_X86_64 LibreOffice_project/30$Build-2</meta:generator>
    <dc:date>2023-07-28T00:06:32.273634178</dc:date>
    <meta:editing-duration>PT2H54M21S</meta:editing-duration>
    <meta:editing-cycles>2</meta:editing-cycles>
    <meta:document-statistic meta:table-count="0" meta:image-count="0" meta:object-count="0" meta:page-count="1" meta:paragraph-count="3" meta:word-count="16" meta:character-count="98" meta:non-whitespace-character-count="83"/>
  </office:meta>
</office:document-meta>
</file>